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size="22pt" fo:font-weight="bold" style:font-size-asian="22pt" style:font-weight-asian="bold" style:font-size-complex="22pt"/>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style>
    <style:style style:name="P8" style:family="paragraph" style:parent-style-name="Standard">
      <style:paragraph-properties fo:margin-left="0.635cm" fo:margin-right="0cm" fo:text-indent="0cm" style:auto-text-indent="false"/>
      <style:text-properties fo:font-size="22pt" fo:font-weight="bold" style:font-size-asian="22pt" style:font-weight-asian="bold" style:font-size-complex="22pt"/>
    </style:style>
    <style:style style:name="P9" style:family="paragraph" style:parent-style-name="Standard">
      <style:paragraph-properties fo:break-before="page"/>
    </style:style>
    <style:style style:name="P10" style:family="paragraph" style:parent-style-name="Standard" style:master-page-name="Standard">
      <style:paragraph-properties style:page-number="auto"/>
      <style:text-properties fo:font-size="18pt" style:font-size-asian="18pt" style:font-size-complex="18pt"/>
    </style:style>
    <style:style style:name="P11"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text-properties fo:font-size="22pt" style:text-underline-style="solid" style:text-underline-width="auto" style:text-underline-color="font-color" fo:font-weight="bold" style:font-size-asian="22pt" style:font-weight-asian="bold" style:font-size-complex="22pt"/>
    </style:style>
    <style:style style:name="P13" style:family="paragraph" style:parent-style-name="Standard">
      <style:text-properties fo:font-size="22pt" fo:font-weight="bold" style:font-size-asian="22pt" style:font-weight-asian="bold" style:font-size-complex="22pt"/>
    </style:style>
    <style:style style:name="P14" style:family="paragraph" style:parent-style-name="Standard">
      <style:text-properties fo:font-size="18pt" style:font-size-asian="18pt" style:font-size-complex="18pt"/>
    </style:style>
    <style:style style:name="P15" style:family="paragraph" style:parent-style-name="Standard">
      <style:paragraph-properties fo:break-before="page"/>
      <style:text-properties fo:font-size="36pt" style:text-underline-style="solid" style:text-underline-width="auto" style:text-underline-color="font-color" fo:font-weight="bold" style:font-size-asian="36pt" style:font-weight-asian="bold" style:font-size-complex="36pt"/>
    </style:style>
    <style:style style:name="T1" style:family="text">
      <style:text-properties fo:font-size="36pt" style:text-underline-style="solid" style:text-underline-width="auto" style:text-underline-color="font-color" fo:font-weight="bold" style:font-size-asian="36pt" style:font-weight-asian="bold" style:font-size-complex="36pt"/>
    </style:style>
    <style:style style:name="T2" style:family="text">
      <style:text-properties officeooo:rsid="001bcb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elard <text:s text:c="80"/>TS2</text:p>
      <text:p text:style-name="P1">Aubinaud</text:p>
      <text:p text:style-name="P1">Coudeville</text:p>
      <text:p text:style-name="P1">Grandadam</text:p>
      <text:p text:style-name="P1">Thao</text:p>
      <text:p text:style-name="P1">Zaki</text:p>
      <text:p text:style-name="P2"/>
      <text:p text:style-name="P2"/>
      <text:p text:style-name="P2"/>
      <text:p text:style-name="P2"/>
      <text:p text:style-name="P2"/>
      <text:p text:style-name="P2"/>
      <text:p text:style-name="P4"/>
      <text:p text:style-name="P5">Spécialité ISN</text:p>
      <text:p text:style-name="P5">Groupe : PAC’s MEN</text:p>
      <text:p text:style-name="P5">Projet d’un Jeu vidéo</text:p>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P1">2016-2017</text:p>
      <text:p text:style-name="Standard"/>
      <text:p text:style-name="Standard"><text:soft-page-break/></text:p>
      <text:p text:style-name="Standard"/>
      <text:p text:style-name="P7">Sommaire :</text:p>
      <text:p text:style-name="P7"/>
      <text:p text:style-name="P5"/>
      <text:p text:style-name="P12">I.) Présentation du projet :</text:p>
      <text:p text:style-name="P3"><text:tab/>a) Idée générale</text:p>
      <text:p text:style-name="P3"><text:tab/>b) Objectifs</text:p>
      <text:p text:style-name="P8"/>
      <text:p text:style-name="P12">II.) Répartition des taches :</text:p>
      <text:p text:style-name="P3"><text:tab/>a) Système de sous-parties</text:p>
      <text:p text:style-name="P3"><text:tab/>b) Division en binôme </text:p>
      <text:p text:style-name="P3"/>
      <text:p text:style-name="P12">III) Partie personnelle :</text:p>
      <text:p text:style-name="P3"/>
      <text:p text:style-name="P3"/>
      <text:p text:style-name="P12">IV) Annexes :</text:p>
      <text:p text:style-name="P6"/>
      <text:p text:style-name="P9"><text:span text:style-name="T1">I) Présentation du projet :</text:span></text:p>
      <text:p text:style-name="P1"/>
      <text:p text:style-name="P1"><text:tab/>Nous avons crée un RPG (rôle play game) en 2D vue de dessus constituer de 3 niveau dont le dernier est généré aléatoirement en forme de labyrinthe. Le combat s'effectue suite à la collision entre le joueur et un groupe d'ennemi. Celui-ci ce déroule ensuite aux tour par tour. Pour l'affichage, nous utilisons l'extension PyGame car elle est parfaitement adapter à notre besoin.</text:p>
      <text:p text:style-name="P1"><text:tab/>Par ailleurs, notre projet intègre aussi un programme de Rumix Cube crée par Julien Giraud ainsi que des musiques crée par Basile <text:span text:style-name="T2">Er-Rafiqi</text:span></text:p>
      <text:p text:style-name="P1"/>
      <text:p text:style-name="P1"/>
      <text:p text:style-name="P1"/>
      <text:p text:style-name="P1"/>
      <text:p text:style-name="P15">II) Répartition des taches :</text:p>
      <text:p text:style-name="P1"/>
      <text:p text:style-name="P1"><text:tab/>Nous nous sommes repartis le travail selon 3 grands thèmes.</text:p>
      <text:p text:style-name="P1"/>
      <text:p text:style-name="P1"><text:tab/>Un premier groupe, composer d'Emeric et de Sébastien, s'est chargé de la génération de la carte sous forme de matrice ainsi que de la gestion des différents événements dû aux actions du joueur sur la carte.</text:p>
      <text:p text:style-name="P1"/>
      <text:p text:style-name="P1"><text:tab/>Un second groupe, composé de Martin et Pierre Antoine s'est chargé de la création du système de combat avec, entre autre, la création des personnages jouables, des items, des ennemis, des principe de combat et de les inclure au jeu. Ce second groupe s'est aussi chargé de la création de l'histoire ainsi que de son affichage.</text:p>
      <text:p text:style-name="P1"/>
      <text:p text:style-name="P1"><text:tab/>Enfin, un dernier groupe, composé de Nassim et Clarisse, s'est chargé d'afficher la carte et la fenêtre de combat. Il s'est aussi chargé des menus et de l'inve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2T11:56:16.647000000</dc:date>
    <meta:editing-cycles>5</meta:editing-cycles>
    <meta:editing-duration>PT3H10M34S</meta:editing-duration>
    <meta:generator>LibreOffice/5.0.3.2$Windows_x86 LibreOffice_project/e5f16313668ac592c1bfb310f4390624e3dbfb75</meta:generator>
    <meta:document-statistic meta:table-count="0" meta:image-count="0" meta:object-count="0" meta:page-count="4" meta:paragraph-count="27" meta:word-count="276" meta:character-count="1706" meta:non-whitespace-character-count="1366"/>
  </office:meta>
</office:document-meta>
</file>